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3" style:family="paragraph" style:parent-style-name="Standard">
      <style:text-properties fo:font-weight="normal" officeooo:rsid="00141183" officeooo:paragraph-rsid="00141183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f8690" officeooo:paragraph-rsid="0011868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8683" officeooo:paragraph-rsid="0011868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c1f8" officeooo:paragraph-rsid="000cc1f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f4a1" officeooo:paragraph-rsid="0015f4a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f4a1" officeooo:paragraph-rsid="0016c72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c72a" officeooo:paragraph-rsid="0016c72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81fcb" officeooo:paragraph-rsid="00181fc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81fcb" officeooo:paragraph-rsid="001c956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1fcb" officeooo:paragraph-rsid="001e1d9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e1d94" officeooo:paragraph-rsid="001e1d9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e88e" officeooo:paragraph-rsid="001fe88e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150f78" officeooo:paragraph-rsid="00150f78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6c72a" officeooo:paragraph-rsid="0016c72a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fe88e" officeooo:paragraph-rsid="001fe88e" style:font-weight-asian="bold" style:font-weight-complex="bold"/>
    </style:style>
    <style:style style:name="P19" style:family="paragraph" style:parent-style-name="Table_20_Contents">
      <style:text-properties officeooo:rsid="0002c5b6" officeooo:paragraph-rsid="0002c5b6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officeooo:rsid="0003a43f" officeooo:paragraph-rsid="0003a43f"/>
    </style:style>
    <style:style style:name="P22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P23" style:family="paragraph" style:parent-style-name="Table_20_Contents">
      <style:text-properties officeooo:rsid="002322ca" officeooo:paragraph-rsid="002322ca"/>
    </style:style>
    <style:style style:name="P24" style:family="paragraph" style:parent-style-name="Table_20_Contents">
      <style:text-properties officeooo:rsid="0002c5b6" officeooo:paragraph-rsid="0002c5b6"/>
    </style:style>
    <style:style style:name="P25" style:family="paragraph" style:parent-style-name="Table_20_Contents">
      <style:text-properties fo:color="#000000" officeooo:rsid="0002c5b6" officeooo:paragraph-rsid="0002c5b6"/>
    </style:style>
    <style:style style:name="P26" style:family="paragraph" style:parent-style-name="Table_20_Contents">
      <style:text-properties fo:color="#000000" officeooo:rsid="002322ca" officeooo:paragraph-rsid="002322ca"/>
    </style:style>
    <style:style style:name="P27" style:family="paragraph" style:parent-style-name="Table_20_Contents">
      <style:text-properties fo:color="#ff3333" officeooo:rsid="002322ca" officeooo:paragraph-rsid="002322ca"/>
    </style:style>
    <style:style style:name="P28" style:family="paragraph" style:parent-style-name="Standard" style:list-style-name="L2">
      <style:text-properties style:text-underline-style="none" fo:font-weight="normal" officeooo:rsid="000cc1f8" officeooo:paragraph-rsid="000cc1f8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9dfb7" officeooo:paragraph-rsid="001e1d9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e1d94" officeooo:paragraph-rsid="001e1d94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fe88e" officeooo:paragraph-rsid="001fe88e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17a1b" officeooo:paragraph-rsid="00217a1b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17a1b" officeooo:paragraph-rsid="0023b812" style:font-weight-asian="normal" style:font-weight-complex="normal"/>
    </style:style>
    <style:style style:name="P34" style:family="paragraph" style:parent-style-name="Standard">
      <style:text-properties style:text-underline-style="none" fo:font-weight="bold" officeooo:rsid="001e1d94" officeooo:paragraph-rsid="001e1d94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1fe88e" officeooo:paragraph-rsid="001fe88e" style:font-weight-asian="bold" style:font-weight-complex="bold"/>
    </style:style>
    <style:style style:name="P36" style:family="paragraph" style:parent-style-name="Standard">
      <style:text-properties officeooo:paragraph-rsid="002385e1"/>
    </style:style>
    <style:style style:name="P37" style:family="paragraph" style:parent-style-name="Standard">
      <style:text-properties officeooo:paragraph-rsid="0025a75f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118683"/>
    </style:style>
    <style:style style:name="T4" style:family="text">
      <style:text-properties officeooo:rsid="0016c72a"/>
    </style:style>
    <style:style style:name="T5" style:family="text">
      <style:text-properties officeooo:rsid="001762d1"/>
    </style:style>
    <style:style style:name="T6" style:family="text">
      <style:text-properties officeooo:rsid="0019dfb7"/>
    </style:style>
    <style:style style:name="T7" style:family="text">
      <style:text-properties officeooo:rsid="001e720a"/>
    </style:style>
    <style:style style:name="T8" style:family="text">
      <style:text-properties officeooo:rsid="00217a1b"/>
    </style:style>
    <style:style style:name="T9" style:family="text">
      <style:text-properties officeooo:rsid="002385e1"/>
    </style:style>
    <style:style style:name="T10" style:family="text">
      <style:text-properties fo:font-variant="normal" fo:text-transform="none" fo:color="#2699c7" style:font-name="Open Sans" fo:font-size="8.44999980926514pt" fo:letter-spacing="normal" fo:font-style="normal" fo:font-weight="bold"/>
    </style:style>
    <style:style style:name="T11" style:family="text">
      <style:text-properties fo:font-variant="normal" fo:text-transform="none" fo:color="#2699c7" style:font-name="Open Sans" fo:font-size="8.44999980926514pt" fo:letter-spacing="normal" fo:font-style="normal" fo:font-weight="bold" officeooo:rsid="002385e1"/>
    </style:style>
    <style:style style:name="T12" style:family="text">
      <style:text-properties fo:font-variant="normal" fo:text-transform="none" fo:color="#2699c7" style:font-name="Open Sans" fo:font-size="8.44999980926514pt" fo:letter-spacing="normal" fo:font-style="normal" fo:font-weight="bold" officeooo:rsid="0025a75f"/>
    </style:style>
    <style:style style:name="T13" style:family="text">
      <style:text-properties fo:font-variant="normal" fo:text-transform="none" fo:color="#ffffff" style:font-name="Open Sans" fo:font-size="8.44999980926514pt" fo:letter-spacing="normal" fo:font-style="normal" fo:font-weight="bold"/>
    </style:style>
    <style:style style:name="T14" style:family="text">
      <style:text-properties fo:font-variant="normal" fo:text-transform="none" fo:color="#000000" style:font-name="Open Sans" fo:font-size="8.44999980926514pt" fo:letter-spacing="normal" fo:font-style="normal" fo:font-weight="bold"/>
    </style:style>
    <style:style style:name="T15" style:family="text">
      <style:text-properties fo:font-variant="normal" fo:text-transform="none" fo:color="#000000" style:font-name="Open Sans" fo:font-size="8.44999980926514pt" fo:letter-spacing="normal" fo:font-style="normal" fo:font-weight="bold" officeooo:rsid="0025a75f"/>
    </style:style>
    <style:style style:name="T16" style:family="text">
      <style:text-properties officeooo:rsid="0023b8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Модель</text:p>
          </table:table-cell>
          <table:table-cell table:style-name="Table1.A1" office:value-type="string">
            <text:p text:style-name="P20">Базовый набор данных</text:p>
          </table:table-cell>
          <table:table-cell table:style-name="Table1.C1" office:value-type="string">
            <text:p text:style-name="P20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19">Logistic regression</text:p>
          </table:table-cell>
          <table:table-cell table:style-name="Table1.A2" office:value-type="string">
            <text:p text:style-name="P23">0.5821339176338824</text:p>
          </table:table-cell>
          <table:table-cell table:style-name="Table1.C2" office:value-type="string">
            <text:p text:style-name="P21">0.5</text:p>
          </table:table-cell>
        </table:table-row>
        <table:table-row>
          <table:table-cell table:style-name="Table1.A2" office:value-type="string">
            <text:p text:style-name="P19">Naive Bayes</text:p>
          </table:table-cell>
          <table:table-cell table:style-name="Table1.A2" office:value-type="string">
            <text:p text:style-name="P23">0.5108619288227186</text:p>
          </table:table-cell>
          <table:table-cell table:style-name="Table1.C2" office:value-type="string">
            <text:p text:style-name="P21">0.5092326442130921</text:p>
          </table:table-cell>
        </table:table-row>
        <table:table-row>
          <table:table-cell table:style-name="Table1.A2" office:value-type="string">
            <text:p text:style-name="P19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Decision tree</text:p>
          </table:table-cell>
          <table:table-cell table:style-name="Table1.A2" office:value-type="string">
            <text:p text:style-name="P26">0.5462148661853532</text:p>
          </table:table-cell>
          <table:table-cell table:style-name="Table1.C2" office:value-type="string">
            <text:p text:style-name="P21">0.5445427393157953</text:p>
          </table:table-cell>
        </table:table-row>
        <table:table-row>
          <table:table-cell table:style-name="Table1.A2" office:value-type="string">
            <text:p text:style-name="P19">Extra tree</text:p>
          </table:table-cell>
          <table:table-cell table:style-name="Table1.A2" office:value-type="string">
            <text:p text:style-name="P23">0.5397023591809622</text:p>
          </table:table-cell>
          <table:table-cell table:style-name="Table1.C2" office:value-type="string">
            <text:p text:style-name="P21">0.5381408007306865</text:p>
          </table:table-cell>
        </table:table-row>
        <table:table-row>
          <table:table-cell table:style-name="Table1.A2" office:value-type="string">
            <text:p text:style-name="P19">Ada boost</text:p>
          </table:table-cell>
          <table:table-cell table:style-name="Table1.A2" office:value-type="string">
            <text:p text:style-name="P27">0.8275889105416194</text:p>
          </table:table-cell>
          <table:table-cell table:style-name="Table1.C2" office:value-type="string">
            <text:p text:style-name="P21">0.5039981516699853</text:p>
          </table:table-cell>
        </table:table-row>
        <table:table-row>
          <table:table-cell table:style-name="Table1.A2" office:value-type="string">
            <text:p text:style-name="P19">Bagging</text:p>
          </table:table-cell>
          <table:table-cell table:style-name="Table1.A2" office:value-type="string">
            <text:p text:style-name="P23">0.7040372032291082</text:p>
          </table:table-cell>
          <table:table-cell table:style-name="Table1.C2" office:value-type="string">
            <text:p text:style-name="P21">0.5188897509953317</text:p>
          </table:table-cell>
        </table:table-row>
        <table:table-row>
          <table:table-cell table:style-name="Table1.A2" office:value-type="string">
            <text:p text:style-name="P19">Extra trees</text:p>
          </table:table-cell>
          <table:table-cell table:style-name="Table1.A2" office:value-type="string">
            <text:p text:style-name="P23">0.6572234907559199</text:p>
          </table:table-cell>
          <table:table-cell table:style-name="Table1.C2" office:value-type="string">
            <text:p text:style-name="P21">0.5136876795492223</text:p>
          </table:table-cell>
        </table:table-row>
        <table:table-row>
          <table:table-cell table:style-name="Table1.A2" office:value-type="string">
            <text:p text:style-name="P19">Gradient boosting</text:p>
          </table:table-cell>
          <table:table-cell table:style-name="Table1.A2" office:value-type="string">
            <text:p text:style-name="P27">0.8333601883247024</text:p>
          </table:table-cell>
          <table:table-cell table:style-name="Table1.C2" office:value-type="string">
            <text:p text:style-name="P21">0.5033741274242446</text:p>
          </table:table-cell>
        </table:table-row>
        <table:table-row>
          <table:table-cell table:style-name="Table1.A2" office:value-type="string">
            <text:p text:style-name="P19">Random forest</text:p>
          </table:table-cell>
          <table:table-cell table:style-name="Table1.A2" office:value-type="string">
            <text:p text:style-name="P23">0.6916419659375179</text:p>
          </table:table-cell>
          <table:table-cell table:style-name="Table1.C2" office:value-type="string">
            <text:p text:style-name="P21">0.5091651411967429</text:p>
          </table:table-cell>
        </table:table-row>
      </table:table>
      <text:p text:style-name="P1"/>
      <text:p text:style-name="P36"><text:span text:style-name="T9">1. Базовый gradient boosting </text:span><text:span text:style-name="T10">0.786738</text:span></text:p>
      <text:p text:style-name="P36"><text:span text:style-name="T11">2. Chi2 gradient boosting </text:span><text:span text:style-name="T10">0.808060</text:span></text:p>
      <text:p text:style-name="P37"><text:span text:style-name="T12">3. rf + lr </text:span><text:span text:style-name="T10">0.829877</text:span></text:p>
      <text:p text:style-name="P37"><text:span text:style-name="T12">4. selected</text:span><text:span text:style-name="T15"> </text:span><text:span text:style-name="Strong_20_Emphasis"><text:span text:style-name="T14">0.826937</text:span></text:span></text:p>
      <text:p text:style-name="P1"/>
      <text:p text:style-name="P1"/>
      <text:p text:style-name="P22">Анализ данных</text:p>
      <text:p text:style-name="P2">Тренировочный набор содержит 76020 записей.</text:p>
      <text:p text:style-name="P2">Тестовый набор содержит 75818 записей.</text:p>
      <text:p text:style-name="P2">Данные содержат 370 признаков.</text:p>
      <text:p text:style-name="P2">Из них бинарных: 66</text:p>
      <text:p text:style-name="P2">Из них количественных: 111</text:p>
      <text:p text:style-name="P2">Из них номинальных: 193</text:p>
      <text:p text:style-name="P2"/>
      <text:p text:style-name="P3"><text:s text:c="3"/>TARGET <text:s/>Percentage</text:p>
      <text:p text:style-name="P3">0 <text:s text:c="2"/>73012 <text:s text:c="4"/>96.043147</text:p>
      <text:p text:style-name="P3">1 <text:s text:c="3"/>3008 <text:s text:c="5"/>3.956853</text:p>
      <text:p text:style-name="P3"/>
      <text:p text:style-name="P3">Несбалансированные данные</text:p>
      <text:p text:style-name="P3"/>
      <text:p text:style-name="P4">Предобработка данных</text:p>
      <text:list xml:id="list7226960871807932356" text:style-name="L2">
        <text:list-item>
          <text:p text:style-name="P28">Избавиться от переменных-констант</text:p>
        </text:list-item>
      </text:list>
      <text:p text:style-name="P5"><text:tab/><text:tab/><text:span text:style-name="T3">Число признаков перед удалением признаков-констант: 370</text:span></text:p>
      <text:p text:style-name="P6"><text:tab/><text:tab/>34 переменных-констант в тренировочном наборе</text:p>
      <text:p text:style-name="P6"><text:tab/><text:tab/>Число признаков после удаления признаков-констант: 336</text:p>
      <text:list xml:id="list2824064498604" text:continue-numbering="true" text:style-name="L2">
        <text:list-item>
          <text:p text:style-name="P28">Избавиться от повторяющихся переменных</text:p>
        </text:list-item>
      </text:list>
      <text:p text:style-name="P6"><text:tab/><text:tab/>Число признаков перед удалением одинаковых признаков: 336</text:p>
      <text:p text:style-name="P6"><text:tab/><text:tab/>29 пар одинаковых признаков в тренировочном наборе</text:p>
      <text:p text:style-name="P6"><text:tab/><text:tab/>Число признаков после удаления одинаковых признаков: 307</text:p>
      <text:list xml:id="list2822530038853" text:continue-numbering="true" text:style-name="L2">
        <text:list-item>
          <text:p text:style-name="P28">Избавиться от «выбросов»</text:p>
        </text:list-item>
        <text:list-item>
          <text:p text:style-name="P28">Нормализовать данные</text:p>
        </text:list-item>
      </text:list>
      <text:p text:style-name="P7"/>
      <text:p text:style-name="P7">Описание признаков<text:line-break/></text:p>
      <text:p text:style-name="P16">num_var4</text:p>
      <text:p text:style-name="P8">count <text:s text:c="7"/>76020</text:p>
      <text:p text:style-name="P8">min <text:s text:c="10"/>0</text:p>
      <text:p text:style-name="P8">25% <text:s text:c="9"/>0</text:p>
      <text:p text:style-name="P8">50% <text:s text:c="9"/>1</text:p>
      <text:p text:style-name="P8">75% <text:s text:c="9"/>1</text:p>
      <text:p text:style-name="P8">max <text:s text:c="10"/>7</text:p>
      <text:p text:style-name="P8"/>
      <text:p text:style-name="P8">Самое распространенное значение — 1. «Счастливым» клиентам соответствует 1, «несчастливым» - 0.</text:p>
      <text:p text:style-name="P8"><text:s/></text:p>
      <text:p text:style-name="P9">Согласно оценке важности признаков на основе Random Forest, наибольшее значение имеют следующие признаки: var38, var15, <text:span text:style-name="T4">saldo_medio_var5_ult3, <text:s/>saldo_medio_var5_hace3, num_var45_ult3.</text:span></text:p>
      <text:p text:style-name="P9"/>
      <text:p text:style-name="P17">var38</text:p>
      <text:p text:style-name="P10">count <text:s text:c="4"/>76020</text:p>
      <text:p text:style-name="P10">mean <text:s text:c="4"/>117235.8</text:p>
      <text:p text:style-name="P10">std <text:s text:c="8"/>182664.6</text:p>
      <text:p text:style-name="P10">min <text:s text:c="7"/>516.3750</text:p>
      <text:p text:style-name="P10">25% <text:s text:c="6"/>67870.61</text:p>
      <text:p text:style-name="P10">50% <text:s text:c="6"/>106409.2</text:p>
      <text:p text:style-name="P10">75% <text:s text:c="6"/>118756.3</text:p>
      <text:p text:style-name="P10">max <text:s text:c="7"/>2203474<text:span text:style-name="T5">0</text:span></text:p>
      <text:p text:style-name="P11"><text:soft-page-break/>Для «несчастливых» клиентов</text:p>
      <text:p text:style-name="P11">count <text:s text:c="4"/>3008</text:p>
      <text:p text:style-name="P11">mean <text:s text:c="4"/>99678.28</text:p>
      <text:p text:style-name="P11">std <text:s text:c="8"/>106309.8</text:p>
      <text:p text:style-name="P11">min <text:s text:c="6"/>11136.63</text:p>
      <text:p text:style-name="P11">25% <text:s text:c="5"/>57160.94</text:p>
      <text:p text:style-name="P11">50% <text:s text:c="5"/>86219.97</text:p>
      <text:p text:style-name="P11">75% <text:s text:c="5"/>117311</text:p>
      <text:p text:style-name="P11">max <text:s text:c="6"/>3988595</text:p>
      <text:p text:style-name="P11"/>
      <text:p text:style-name="P12">Распределение признака <text:span text:style-name="T6">var38 отличается от нормального. Прологорифмировав признак, получим среднее значение — 11.672584. </text:span></text:p>
      <text:p text:style-name="P29">Самое распространенное значение 117310.979016. При этом среднее значение остальных записей 117217.533308, что очень близко к самому часто встречающемуся. После удаления самого распространенного значения распределение становится нормальным. Таким образом, признак var38 можно разделить: var38_mc (когда значение равно самому распространенному) и var38_log (прологорифмированные значения, когда var38_mc = 0).</text:p>
      <text:p text:style-name="P13"/>
      <text:p text:style-name="P34">var15</text:p>
      <text:p text:style-name="P14">count <text:s text:c="3"/>76020</text:p>
      <text:p text:style-name="P14">mean <text:s text:c="4"/>33.212865</text:p>
      <text:p text:style-name="P14">std <text:s text:c="8"/>12.956486</text:p>
      <text:p text:style-name="P14">min <text:s text:c="7"/>5</text:p>
      <text:p text:style-name="P14">25% <text:s text:c="6"/>23</text:p>
      <text:p text:style-name="P14">50% <text:s text:c="6"/>28</text:p>
      <text:p text:style-name="P14">75% <text:s text:c="6"/>40</text:p>
      <text:p text:style-name="P14">max <text:s text:c="7"/>105</text:p>
      <text:p text:style-name="P14"/>
      <text:p text:style-name="P14">Скорее всего, <text:span text:style-name="T7">var15 является возрастом клиентов и имеет распределение, отличающееся от нормального. «Несчастливые» клиенты старше «счастливых». </text:span></text:p>
      <text:p text:style-name="P14"/>
      <text:p text:style-name="P18">saldo_var30</text:p>
      <text:p text:style-name="P15">count <text:s text:c="3"/>7.602000e+04</text:p>
      <text:p text:style-name="P15">mean <text:s text:c="4"/>1.367967e+04</text:p>
      <text:p text:style-name="P15">std <text:s text:c="5"/>6.301408e+04</text:p>
      <text:p text:style-name="P15">min <text:s text:c="4"/>-4.942260e+03</text:p>
      <text:p text:style-name="P15">25% <text:s text:c="5"/>0.000000e+00</text:p>
      <text:p text:style-name="P15">50% <text:s text:c="5"/>3.000000e+00</text:p>
      <text:p text:style-name="P15">75% <text:s text:c="5"/>2.359950e+02</text:p>
      <text:p text:style-name="P15">max <text:s text:c="5"/>3.458077e+06</text:p>
      <text:p text:style-name="P15"/>
      <text:p text:style-name="P15">Между значением переменной saldo_var30 и степению «счастливости» клиентов также есть зависимость.</text:p>
      <text:p text:style-name="P15"/>
      <text:p text:style-name="P18">Выбор признаков на основе <text:span text:style-name="T8">chi2 и f_classif</text:span></text:p>
      <text:p text:style-name="P32">Chi2 отобрал 12 признаков ['var15', 'ind_var5', 'ind_var8_0', 'ind_var30', 'num_var5', 'num_var8_0', 'num_var30_0', 'num_var30', 'num_var42', 'saldo_var30', 'var36', 'num_meses_var5_ult3'].</text:p>
      <text:p text:style-name="P32">F_classif отобрал 12 признаков <text:s/>['var15', 'ind_var5', 'ind_var8_0', 'ind_var30', 'num_var4', 'num_var5', 'num_var8_0', 'num_var30', 'num_var35', 'num_var42', 'var36', 'num_meses_var5_ult3'].</text:p>
      <text:p text:style-name="P32">Chi2 &amp; F_classif отобрали 10 признаков</text:p>
      <text:p text:style-name="P32"><text:soft-page-break/>['var15', 'ind_var5', 'ind_var8_0', 'ind_var30', 'num_var5', 'num_var8_0', 'num_var30', 'num_var42', 'var36', 'num_meses_var5_ult3']</text:p>
      <text:p text:style-name="P32"/>
      <text:p text:style-name="P33">Итоговые признаки: <text:span text:style-name="T16">var38, var15, saldo_medio_var5_ult3, saldo_medio_var5_hace3, saldo_var30, <text:s/></text:span>ind_var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21T00:28:21.784630000</dc:date>
    <meta:editing-duration>P3DT7H40M29S</meta:editing-duration>
    <meta:editing-cycles>10</meta:editing-cycles>
    <meta:generator>LibreOffice/5.1.0.3$MacOSX_X86_64 LibreOffice_project/5e3e00a007d9b3b6efb6797a8b8e57b51ab1f737</meta:generator>
    <meta:document-statistic meta:table-count="1" meta:image-count="0" meta:object-count="0" meta:page-count="4" meta:paragraph-count="116" meta:word-count="426" meta:character-count="3885" meta:non-whitespace-character-count="3311"/>
  </office:meta>
</office:document-meta>
</file>